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0.3602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4043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4965in"/>
    </style:style>
    <style:style style:name="co9" style:family="table-column">
      <style:table-column-properties fo:break-before="auto" style:column-width="0.392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fo:border="0.0008in solid #000000"/>
      <style:text-properties fo:font-size="14pt" fo:font-weight="bold"/>
    </style:style>
    <style:style style:name="ce2" style:family="table-cell" style:parent-style-name="Default">
      <style:table-cell-properties fo:background-color="#ccccff" fo:border="0.0008in solid #000000"/>
      <style:text-properties fo:font-size="14pt" fo:font-weight="bold"/>
    </style:style>
    <style:style style:name="ce3" style:family="table-cell" style:parent-style-name="Default">
      <style:table-cell-properties fo:background-color="#99ccff" fo:border="0.0008in solid #000000"/>
      <style:text-properties fo:font-size="12pt" fo:font-weight="bold"/>
    </style:style>
    <style:style style:name="ce4" style:family="table-cell" style:parent-style-name="Default">
      <style:table-cell-properties fo:background-color="#e6e64c" fo:border="0.0008in solid #000000"/>
      <style:text-properties fo:font-size="12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3deb3d" fo:border="0.0008in solid #000000"/>
      <style:text-properties fo:font-size="12pt" fo:font-weight="bold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number-columns-repeated="3" table:default-cell-style-name="ce4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2"/>
        <table:table-column table:style-name="co7" table:default-cell-style-name="ce3"/>
        <table:table-column table:style-name="co8" table:default-cell-style-name="ce4"/>
        <table:table-column table:style-name="co9" table:number-columns-repeated="3" table:default-cell-style-name="ce4"/>
        <table:table-column table:style-name="co9" table:default-cell-style-name="ce6"/>
        <table:table-column table:style-name="co1" table:number-columns-repeated="4" table:default-cell-style-name="ce6"/>
        <table:table-row table:style-name="ro1">
          <table:table-cell table:style-name="Default" table:number-columns-repeated="4"/>
          <table:table-cell table:style-name="ce5"/>
          <table:table-cell table:style-name="Default" table:number-columns-repeated="17"/>
        </table:table-row>
        <table:table-row table:style-name="ro2">
          <table:table-cell table:style-name="ce1" office:value-type="string">
            <text:p>№</text:p>
          </table:table-cell>
          <table:table-cell table:style-name="ce1" office:value-type="string">
            <text:p><text:s text:c="4"/>Игрок</text:p>
          </table:table-cell>
          <table:table-cell table:style-name="ce1" office:value-type="string">
            <text:p>Команда</text:p>
          </table:table-cell>
          <table:table-cell table:style-name="ce1" office:value-type="string">
            <text:p>МЗ</text:p>
          </table:table-cell>
          <table:table-cell table:style-name="ce1" office:value-type="string">
            <text:p>МП</text:p>
          </table:table-cell>
          <table:table-cell table:style-name="ce1" office:value-type="string">
            <text:p>Р</text:p>
          </table:table-cell>
          <table:table-cell table:style-name="ce1" office:value-type="string">
            <text:p>И</text:p>
          </table:table-cell>
          <table:table-cell table:style-name="ce1" office:value-type="string">
            <text:p>В</text:p>
          </table:table-cell>
          <table:table-cell table:style-name="ce1" office:value-type="string">
            <text:p>Н</text:p>
          </table:table-cell>
          <table:table-cell table:style-name="ce1" office:value-type="string">
            <text:p>П</text:p>
          </table:table-cell>
          <table:table-cell table:style-name="ce1" office:value-type="string">
            <text:p>О</text:p>
          </table:table-cell>
          <table:table-cell table:style-name="ce1" office:value-type="string">
            <text:p>№</text:p>
          </table:table-cell>
          <table:table-cell table:style-name="ce1" office:value-type="string">
            <text:p><text:s text:c="4"/>Игрок</text:p>
          </table:table-cell>
          <table:table-cell table:style-name="ce1" office:value-type="string">
            <text:p>Команда</text:p>
          </table:table-cell>
          <table:table-cell table:style-name="ce1" office:value-type="string">
            <text:p>МЗ</text:p>
          </table:table-cell>
          <table:table-cell table:style-name="ce1" office:value-type="string">
            <text:p>МП</text:p>
          </table:table-cell>
          <table:table-cell table:style-name="ce1" office:value-type="string">
            <text:p>Р</text:p>
          </table:table-cell>
          <table:table-cell table:style-name="ce1" office:value-type="string">
            <text:p>И</text:p>
          </table:table-cell>
          <table:table-cell table:style-name="ce1" office:value-type="string">
            <text:p>В</text:p>
          </table:table-cell>
          <table:table-cell table:style-name="ce1" office:value-type="string">
            <text:p>Н</text:p>
          </table:table-cell>
          <table:table-cell table:style-name="ce1" office:value-type="string">
            <text:p>П</text:p>
          </table:table-cell>
          <table:table-cell table:style-name="ce1" office:value-type="string">
            <text:p>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dBull</text:p>
          </table:table-cell>
          <table:table-cell office:value-type="string">
            <text:p>Реал Сосьедад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Тенерифе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son</text:p>
          </table:table-cell>
          <table:table-cell office:value-type="string">
            <text:p>Парма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Zauri</text:p>
          </table:table-cell>
          <table:table-cell office:value-type="string">
            <text:p>Камаз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unny</text:p>
          </table:table-cell>
          <table:table-cell office:value-type="string">
            <text:p>Ипсвич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-8">
            <text:p>-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CHESTER</text:p>
          </table:table-cell>
          <table:table-cell office:value-type="string">
            <text:p>Кардифф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elmen</text:p>
          </table:table-cell>
          <table:table-cell office:value-type="string">
            <text:p>Саламанка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ALF</text:p>
          </table:table-cell>
          <table:table-cell office:value-type="string">
            <text:p>Дерби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ENTR</text:p>
          </table:table-cell>
          <table:table-cell office:value-type="string">
            <text:p>Страсбур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Domus</text:p>
          </table:table-cell>
          <table:table-cell office:value-type="string">
            <text:p>Ганза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ashazz</text:p>
          </table:table-cell>
          <table:table-cell office:value-type="string">
            <text:p>Ковентри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-24">
            <text:p>-24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LoKo</text:p>
          </table:table-cell>
          <table:table-cell office:value-type="string">
            <text:p>Геркулес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-15">
            <text:p>-1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ist</text:p>
          </table:table-cell>
          <table:table-cell office:value-type="string">
            <text:p>Леванте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-5">
            <text:p>-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Dr.Evil</text:p>
          </table:table-cell>
          <table:table-cell office:value-type="string">
            <text:p>КПР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-16">
            <text:p>-16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НАРКО</text:p>
          </table:table-cell>
          <table:table-cell office:value-type="string">
            <text:p>Мюнхен 1860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hattl</text:p>
          </table:table-cell>
          <table:table-cell office:value-type="string">
            <text:p>Фрайбург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-196">
            <text:p>-19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2">
          <table:table-cell table:style-name="ce1" office:value-type="string">
            <text:p>№</text:p>
          </table:table-cell>
          <table:table-cell table:style-name="ce1" office:value-type="string">
            <text:p><text:s text:c="4"/>Игрок</text:p>
          </table:table-cell>
          <table:table-cell table:style-name="ce1" office:value-type="string">
            <text:p>Команда</text:p>
          </table:table-cell>
          <table:table-cell table:style-name="ce1" office:value-type="string">
            <text:p>МЗ</text:p>
          </table:table-cell>
          <table:table-cell table:style-name="ce1" office:value-type="string">
            <text:p>МП</text:p>
          </table:table-cell>
          <table:table-cell table:style-name="ce1" office:value-type="string">
            <text:p>Р</text:p>
          </table:table-cell>
          <table:table-cell table:style-name="ce1" office:value-type="string">
            <text:p>И</text:p>
          </table:table-cell>
          <table:table-cell table:style-name="ce1" office:value-type="string">
            <text:p>В</text:p>
          </table:table-cell>
          <table:table-cell table:style-name="ce1" office:value-type="string">
            <text:p>Н</text:p>
          </table:table-cell>
          <table:table-cell table:style-name="ce1" office:value-type="string">
            <text:p>П</text:p>
          </table:table-cell>
          <table:table-cell table:style-name="ce1" office:value-type="string">
            <text:p>О</text:p>
          </table:table-cell>
          <table:table-cell table:style-name="ce1" office:value-type="string">
            <text:p>№</text:p>
          </table:table-cell>
          <table:table-cell table:style-name="ce1" office:value-type="string">
            <text:p><text:s text:c="4"/>Игрок</text:p>
          </table:table-cell>
          <table:table-cell table:style-name="ce1" office:value-type="string">
            <text:p>Команда</text:p>
          </table:table-cell>
          <table:table-cell table:style-name="ce1" office:value-type="string">
            <text:p>МЗ</text:p>
          </table:table-cell>
          <table:table-cell table:style-name="ce1" office:value-type="string">
            <text:p>МП</text:p>
          </table:table-cell>
          <table:table-cell table:style-name="ce1" office:value-type="string">
            <text:p>Р</text:p>
          </table:table-cell>
          <table:table-cell table:style-name="ce1" office:value-type="string">
            <text:p>И</text:p>
          </table:table-cell>
          <table:table-cell table:style-name="ce1" office:value-type="string">
            <text:p>В</text:p>
          </table:table-cell>
          <table:table-cell table:style-name="ce1" office:value-type="string">
            <text:p>Н</text:p>
          </table:table-cell>
          <table:table-cell table:style-name="ce1" office:value-type="string">
            <text:p>П</text:p>
          </table:table-cell>
          <table:table-cell table:style-name="ce1" office:value-type="string">
            <text:p>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ESTER</text:p>
          </table:table-cell>
          <table:table-cell office:value-type="string">
            <text:p>Сарагоса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Jason</text:p>
          </table:table-cell>
          <table:table-cell office:value-type="string">
            <text:p>Сельта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unny</text:p>
          </table:table-cell>
          <table:table-cell office:value-type="string">
            <text:p>Брешия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RedBull</text:p>
          </table:table-cell>
          <table:table-cell office:value-type="string">
            <text:p>Эмполи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ENTR</text:p>
          </table:table-cell>
          <table:table-cell office:value-type="string">
            <text:p>Дуйсбург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Dr.Evil</text:p>
          </table:table-cell>
          <table:table-cell office:value-type="string">
            <text:p>Ноттингем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oKo</text:p>
          </table:table-cell>
          <table:table-cell office:value-type="string">
            <text:p>Ридинг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Zauri</text:p>
          </table:table-cell>
          <table:table-cell office:value-type="string">
            <text:p>Вулверхемптон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BI</text:p>
          </table:table-cell>
          <table:table-cell office:value-type="string">
            <text:p>Бирмингем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Domus</text:p>
          </table:table-cell>
          <table:table-cell office:value-type="string">
            <text:p>Реал Мурсия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НАРКО</text:p>
          </table:table-cell>
          <table:table-cell office:value-type="string">
            <text:p>Шинник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pelmen</text:p>
          </table:table-cell>
          <table:table-cell office:value-type="string">
            <text:p>Милуол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-14">
            <text:p>-1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LF</text:p>
          </table:table-cell>
          <table:table-cell office:value-type="string">
            <text:p>Ланс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-15">
            <text:p>-1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Shattl</text:p>
          </table:table-cell>
          <table:table-cell office:value-type="string">
            <text:p>Алания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-22">
            <text:p>-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ashazz</text:p>
          </table:table-cell>
          <table:table-cell office:value-type="string">
            <text:p>Нюрнберг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-41">
            <text:p>-4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Wist</text:p>
          </table:table-cell>
          <table:table-cell office:value-type="string">
            <text:p>Чарльтон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-19">
            <text:p>-1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</table:table>
      <table:table table:name="Лист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7">09/17/2009</text:date>, <text:time>18:12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08-26T02:18:02</meta:creation-date>
    <dc:date>2009-09-17T18:12:41</dc:date>
    <dc:language>ru-RU</dc:language>
    <meta:editing-cycles>7</meta:editing-cycles>
    <meta:editing-duration>PT06H40M34S</meta:editing-duration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